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39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number-columns-repeated="9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Class </text:p>
          </table:table-cell>
          <table:table-cell table:style-name="ce1" office:value-type="string" calcext:value-type="string">
            <text:p>Level </text:p>
          </table:table-cell>
          <table:table-cell table:style-name="ce3" office:value-type="string" calcext:value-type="string">
            <text:p>Vigor</text:p>
          </table:table-cell>
          <table:table-cell table:style-name="ce3" office:value-type="string" calcext:value-type="string">
            <text:p>Attunement</text:p>
          </table:table-cell>
          <table:table-cell table:style-name="ce3" office:value-type="string" calcext:value-type="string">
            <text:p>Endurance</text:p>
          </table:table-cell>
          <table:table-cell table:style-name="ce3" office:value-type="string" calcext:value-type="string">
            <text:p>Vitality</text:p>
          </table:table-cell>
          <table:table-cell table:style-name="ce3" office:value-type="string" calcext:value-type="string">
            <text:p>Strenght</text:p>
          </table:table-cell>
          <table:table-cell table:style-name="ce3" office:value-type="string" calcext:value-type="string">
            <text:p>Dexterity</text:p>
          </table:table-cell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<text:a xlink:href="https://darksouls.fandom.com/wiki/Faith_(Dark_Souls_III)" xlink:type="simple"> </text:a> Faith</text:p>
          </table:table-cell>
          <table:table-cell table:style-name="ce3" office:value-type="string" calcext:value-type="string">
            <text:p>Luck<text:a xlink:href="https://darksouls.fandom.com/wiki/Luck" xlink:type="simple"> </text:a> </text:p>
          </table:table-cell>
        </table:table-row>
        <table:table-row table:style-name="ro1">
          <table:table-cell table:style-name="ce2" office:value-type="string" calcext:value-type="string">
            <text:p>Knight 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Mercenary 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Warrior 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Herald 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Thief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Assassin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Sorcerer 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Pyromancer 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Cleric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Deprived 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 table:number-rows-repeated="3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>
            <text:p>class </text:p>
          </table:table-cell>
          <table:table-cell table:style-name="ce2" office:value-type="string" calcext:value-type="string">
            <text:p>Knight </text:p>
          </table:table-cell>
          <table:table-cell table:style-name="ce2" office:value-type="string" calcext:value-type="string">
            <text:p>Mercenary </text:p>
          </table:table-cell>
          <table:table-cell table:style-name="ce2" office:value-type="string" calcext:value-type="string">
            <text:p>Warrior </text:p>
          </table:table-cell>
          <table:table-cell table:style-name="ce2" office:value-type="string" calcext:value-type="string">
            <text:p>Herald </text:p>
          </table:table-cell>
          <table:table-cell table:style-name="ce2" office:value-type="string" calcext:value-type="string">
            <text:p>Thief </text:p>
          </table:table-cell>
          <table:table-cell table:style-name="ce2" office:value-type="string" calcext:value-type="string">
            <text:p>Assassin </text:p>
          </table:table-cell>
          <table:table-cell table:style-name="ce2" office:value-type="string" calcext:value-type="string">
            <text:p>Sorcerer </text:p>
          </table:table-cell>
          <table:table-cell table:style-name="ce2" office:value-type="string" calcext:value-type="string">
            <text:p>Pyromancer </text:p>
          </table:table-cell>
          <table:table-cell table:style-name="ce2" office:value-type="string" calcext:value-type="string">
            <text:p>Cleric </text:p>
          </table:table-cell>
          <table:table-cell table:style-name="ce2" office:value-type="string" calcext:value-type="string">
            <text:p>Deprived 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An obscure knight of poor renown who collapsed roaming the land. Sturdy, owing to high vitality and stout armor.</text:p>
          </table:table-cell>
          <table:table-cell table:style-name="ce5" office:value-type="string" calcext:value-type="string">
            <text:p>A mercenary and veteran of the battlefield. High dexterity allows masterful wielding of dual scimitars.</text:p>
          </table:table-cell>
          <table:table-cell table:style-name="ce5" office:value-type="string" calcext:value-type="string">
            <text:p>Descendant of northern warriors famed for their brawn. Utilizes high strength to wield a heavy battleaxe.</text:p>
          </table:table-cell>
          <table:table-cell table:style-name="ce5" office:value-type="string" calcext:value-type="string">
            <text:p>A former herald who journeyed to finish a quest undertaken. Wields a sturdy spear and employs a gentle restorative miracle. </text:p>
          </table:table-cell>
          <table:table-cell table:style-name="ce5" office:value-type="string" calcext:value-type="string">
            <text:p>A common thief and pitiful deserter. Wields a dagger intended for backstabs alongside a military-issue bow.</text:p>
          </table:table-cell>
          <table:table-cell table:style-name="ce5" office:value-type="string" calcext:value-type="string">
            <text:p>An assassin who stalks their prey from the shadows. Favors sorceries in addition to thrusting swords.</text:p>
          </table:table-cell>
          <table:table-cell table:style-name="ce5" office:value-type="string" calcext:value-type="string">
            <text:p>A loner who left formal academia to pursue further research- Commands soul sorceries using high intelligence. </text:p>
          </table:table-cell>
          <table:table-cell table:style-name="ce5" office:value-type="string" calcext:value-type="string">
            <text:p>A pyromancer from a remote region who manipulates flame. Also an adept close combat warrior who wields a hand axe.</text:p>
          </table:table-cell>
          <table:table-cell table:style-name="ce5" office:value-type="string" calcext:value-type="string">
            <text:p>A traveling cleric who collapsed from exhaustion. Channels high faith to cast many and varied miracles.</text:p>
          </table:table-cell>
          <table:table-cell table:style-name="ce5" office:value-type="string" calcext:value-type="string">
            <text:p>Naked and of unknown origin. Either an unfathomable fool in life, or was stripped of possessions upon burial.</text:p>
          </table:table-cell>
        </table:table-row>
        <table:table-row table:style-name="ro3">
          <table:table-cell office:value-type="string" calcext:value-type="string">
            <text:p>startingstuff</text:p>
          </table:table-cell>
          <table:table-cell office:value-type="string" calcext:value-type="string">
            <text:p>Long Sword and Knight Shield</text:p>
          </table:table-cell>
          <table:table-cell office:value-type="string" calcext:value-type="string">
            <text:p>Sellsword Twinblades And Wooden Shield</text:p>
          </table:table-cell>
          <table:table-cell office:value-type="string" calcext:value-type="string">
            <text:p>Battle Axe and Round Shield</text:p>
          </table:table-cell>
          <table:table-cell office:value-type="string" calcext:value-type="string">
            <text:p><text:span text:style-name="T1">Spear, Kite Shield</text:span> and  Talisman</text:p>
          </table:table-cell>
          <table:table-cell office:value-type="string" calcext:value-type="string">
            <text:p><text:s text:c="4"/>Bandit's Knife, Iron Round Shield and Short Bow</text:p>
          </table:table-cell>
          <table:table-cell office:value-type="string" calcext:value-type="string">
            <text:p>    Estoc, Target Shield</text:p>
            <text:p>And Sorcerer's Staff</text:p>
          </table:table-cell>
          <table:table-cell office:value-type="string" calcext:value-type="string">
            <text:p> Mail Breaker,</text:p>
            <text:p>Sorcerer's Staff and Leather Shield</text:p>
          </table:table-cell>
          <table:table-cell office:value-type="string" calcext:value-type="string">
            <text:p><text:s text:c="4"/>Hand Axe, Caduceus Round Shield and Pyromancy Flame</text:p>
          </table:table-cell>
          <table:table-cell office:value-type="string" calcext:value-type="string">
            <text:p>    Mace,</text:p>
            <text:p>    Cleric's Sacred Chime and Blue Wooden Shield</text:p>
          </table:table-cell>
          <table:table-cell table:style-name="ce4" office:value-type="string" calcext:value-type="string">
            <text:p>Club and Plank Shield</text:p>
          </table:table-cell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<text:a xlink:href="https://darksouls.fandom.com/wiki/File:11836746_915985005141211_1968398882174124536_n.jpg" xlink:type="simple">https://darksouls.fandom.com/wiki/File:11836746_915985005141211_1968398882174124536_n.jpg</text:a></text:p>
          </table:table-cell>
          <table:table-cell office:value-type="string" calcext:value-type="string">
            <text:p><text:a xlink:href="https://darksouls.fandom.com/wiki/File:BDB54076-4E92-4707-A5C8-B7635E19880D.jpeg" xlink:type="simple">https://darksouls.fandom.com/wiki/File:BDB54076-4E92-4707-A5C8-B7635E19880D.jpeg</text:a></text:p>
          </table:table-cell>
          <table:table-cell office:value-type="string" calcext:value-type="string">
            <text:p><text:a xlink:href="https://darksouls.fandom.com/wiki/File:3D3DB224-9AB5-4251-9748-0E9780FB92E8.jpeg" xlink:type="simple">https://darksouls.fandom.com/wiki/File:3D3DB224-9AB5-4251-9748-0E9780FB92E8.jpeg</text:a></text:p>
          </table:table-cell>
          <table:table-cell office:value-type="string" calcext:value-type="string">
            <text:p><text:a xlink:href="https://darksouls.fandom.com/wiki/File:97B5512A-2A35-4A6C-A2EC-83F90318DC01.jpeg" xlink:type="simple">https://darksouls.fandom.com/wiki/File:97B5512A-2A35-4A6C-A2EC-83F90318DC01.jpeg</text:a></text:p>
          </table:table-cell>
          <table:table-cell office:value-type="string" calcext:value-type="string">
            <text:p><text:a xlink:href="https://darksouls.fandom.com/wiki/File:FD244946-B67A-4F71-B0D2-63447D08CEFD.jpeg" xlink:type="simple">https://darksouls.fandom.com/wiki/File:FD244946-B67A-4F71-B0D2-63447D08CEFD.jpeg</text:a></text:p>
          </table:table-cell>
          <table:table-cell office:value-type="string" calcext:value-type="string">
            <text:p><text:a xlink:href="https://darksouls.fandom.com/wiki/File:EDB17F97-EA53-4432-81AD-9F73C6CC1CDD.jpeg" xlink:type="simple">https://darksouls.fandom.com/wiki/File:EDB17F97-EA53-4432-81AD-9F73C6CC1CDD.jpeg</text:a></text:p>
          </table:table-cell>
          <table:table-cell office:value-type="string" calcext:value-type="string">
            <text:p><text:a xlink:href="https://darksouls.fandom.com/wiki/File:Sorcererjpg-0d8431.jpg" xlink:type="simple">https://darksouls.fandom.com/wiki/File:Sorcererjpg-0d8431.jpg</text:a></text:p>
          </table:table-cell>
          <table:table-cell office:value-type="string" calcext:value-type="string">
            <text:p><text:a xlink:href="https://darksouls.fandom.com/wiki/File:Pyromancerjpg-19d26a.jpg" xlink:type="simple">https://darksouls.fandom.com/wiki/File:Pyromancerjpg-19d26a.jpg</text:a></text:p>
          </table:table-cell>
          <table:table-cell office:value-type="string" calcext:value-type="string">
            <text:p><text:a xlink:href="https://darksouls.fandom.com/wiki/File:ClericDkS3.jpg" xlink:type="simple">https://darksouls.fandom.com/wiki/File:ClericDkS3.jpg</text:a></text:p>
          </table:table-cell>
          <table:table-cell table:style-name="ce4" office:value-type="string" calcext:value-type="string">
            <text:p><text:a xlink:href="https://darksouls.fandom.com/wiki/File:Deprivedjpg-c74d28.jpg" xlink:type="simple">https://darksouls.fandom.com/wiki/File:Deprivedjpg-c74d28.jpg</text:a></text:p>
          </table:table-cell>
        </table:table-row>
        <table:table-row table:style-name="ro1">
          <table:table-cell table:style-name="ce1" office:value-type="string" calcext:value-type="string">
            <text:p>level 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go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unemen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tality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enght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xterity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uck <text:s/>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10"/>
          <table:table-cell table:style-name="ce4"/>
        </table:table-row>
        <table:table-row table:style-name="ro4">
          <table:table-cell table:formula="of:=[.$A15]&amp;&quot;:&quot;&amp;&quot;'&quot;&amp;[.B15]&amp;&quot;'&quot;&amp;&quot;,&quot;" office:value-type="string" office:string-value="class :'Knight '," calcext:value-type="string">
            <text:p>class :'Knight ',</text:p>
          </table:table-cell>
          <table:table-cell table:style-name="ce3" table:formula="of:=[.$A15]&amp;&quot;:&quot;&amp;&quot;'&quot;&amp;[.C15]&amp;&quot;'&quot;&amp;&quot;,&quot;" office:value-type="string" office:string-value="class :'Mercenary '," calcext:value-type="string">
            <text:p>class :'Mercenary ',</text:p>
          </table:table-cell>
          <table:table-cell table:style-name="ce3" table:formula="of:=[.$A15]&amp;&quot;:&quot;&amp;&quot;'&quot;&amp;[.D15]&amp;&quot;'&quot;&amp;&quot;,&quot;" office:value-type="string" office:string-value="class :'Warrior '," calcext:value-type="string">
            <text:p>class :'Warrior ',</text:p>
          </table:table-cell>
          <table:table-cell table:style-name="ce3" table:formula="of:=[.$A15]&amp;&quot;:&quot;&amp;&quot;'&quot;&amp;[.E15]&amp;&quot;'&quot;&amp;&quot;,&quot;" office:value-type="string" office:string-value="class :'Herald '," calcext:value-type="string">
            <text:p>class :'Herald ',</text:p>
          </table:table-cell>
          <table:table-cell table:style-name="ce3" table:formula="of:=[.$A15]&amp;&quot;:&quot;&amp;&quot;'&quot;&amp;[.F15]&amp;&quot;'&quot;&amp;&quot;,&quot;" office:value-type="string" office:string-value="class :'Thief '," calcext:value-type="string">
            <text:p>class :'Thief ',</text:p>
          </table:table-cell>
          <table:table-cell table:style-name="ce3" table:formula="of:=[.$A15]&amp;&quot;:&quot;&amp;&quot;'&quot;&amp;[.G15]&amp;&quot;'&quot;&amp;&quot;,&quot;" office:value-type="string" office:string-value="class :'Assassin '," calcext:value-type="string">
            <text:p>class :'Assassin ',</text:p>
          </table:table-cell>
          <table:table-cell table:style-name="ce3" table:formula="of:=[.$A15]&amp;&quot;:&quot;&amp;&quot;'&quot;&amp;[.H15]&amp;&quot;'&quot;&amp;&quot;,&quot;" office:value-type="string" office:string-value="class :'Sorcerer '," calcext:value-type="string">
            <text:p>class :'Sorcerer ',</text:p>
          </table:table-cell>
          <table:table-cell table:style-name="ce3" table:formula="of:=[.$A15]&amp;&quot;:&quot;&amp;&quot;'&quot;&amp;[.I15]&amp;&quot;'&quot;&amp;&quot;,&quot;" office:value-type="string" office:string-value="class :'Pyromancer '," calcext:value-type="string">
            <text:p>class :'Pyromancer ',</text:p>
          </table:table-cell>
          <table:table-cell table:style-name="ce3" table:formula="of:=[.$A15]&amp;&quot;:&quot;&amp;&quot;'&quot;&amp;[.J15]&amp;&quot;'&quot;&amp;&quot;,&quot;" office:value-type="string" office:string-value="class :'Cleric '," calcext:value-type="string">
            <text:p>class :'Cleric ',</text:p>
          </table:table-cell>
          <table:table-cell table:style-name="ce3" table:formula="of:=[.$A15]&amp;&quot;:&quot;&amp;&quot;'&quot;&amp;[.K15]&amp;&quot;'&quot;&amp;&quot;,&quot;" office:value-type="string" office:string-value="class :'Deprived '," calcext:value-type="string">
            <text:p>class :'Deprived ',</text:p>
          </table:table-cell>
          <table:table-cell table:style-name="ce3"/>
        </table:table-row>
        <table:table-row table:style-name="ro5">
          <table:table-cell table:formula="of:=[.$A16]&amp;&quot;:&quot;&amp;&quot;'&quot;&amp;[.B16]&amp;&quot;'&quot;&amp;&quot;,&quot;" office:value-type="string" office:string-value="description:'An obscure knight of poor renown who collapsed roaming the land. Sturdy, owing to high vitality and stout armor.'," calcext:value-type="string">
            <text:p>description:'An obscure knight of poor renown who collapsed roaming the land. Sturdy, owing to high vitality and stout armor.',</text:p>
          </table:table-cell>
          <table:table-cell table:style-name="ce3" table:formula="of:=[.$A16]&amp;&quot;:&quot;&amp;&quot;'&quot;&amp;[.C16]&amp;&quot;'&quot;&amp;&quot;,&quot;" office:value-type="string" office:string-value="description:'A mercenary and veteran of the battlefield. High dexterity allows masterful wielding of dual scimitars.'," calcext:value-type="string">
            <text:p>description:'A mercenary and veteran of the battlefield. High dexterity allows masterful wielding of dual scimitars.',</text:p>
          </table:table-cell>
          <table:table-cell table:style-name="ce3" table:formula="of:=[.$A16]&amp;&quot;:&quot;&amp;&quot;'&quot;&amp;[.D16]&amp;&quot;'&quot;&amp;&quot;,&quot;" office:value-type="string" office:string-value="description:'Descendant of northern warriors famed for their brawn. Utilizes high strength to wield a heavy battleaxe.'," calcext:value-type="string">
            <text:p>description:'Descendant of northern warriors famed for their brawn. Utilizes high strength to wield a heavy battleaxe.',</text:p>
          </table:table-cell>
          <table:table-cell table:style-name="ce3" table:formula="of:=[.$A16]&amp;&quot;:&quot;&amp;&quot;'&quot;&amp;[.E16]&amp;&quot;'&quot;&amp;&quot;,&quot;" office:value-type="string" office:string-value="description:'A former herald who journeyed to finish a quest undertaken. Wields a sturdy spear and employs a gentle restorative miracle. '," calcext:value-type="string">
            <text:p>description:'A former herald who journeyed to finish a quest undertaken. Wields a sturdy spear and employs a gentle restorative miracle. ',</text:p>
          </table:table-cell>
          <table:table-cell table:style-name="ce3" table:formula="of:=[.$A16]&amp;&quot;:&quot;&amp;&quot;'&quot;&amp;[.F16]&amp;&quot;'&quot;&amp;&quot;,&quot;" office:value-type="string" office:string-value="description:'A common thief and pitiful deserter. Wields a dagger intended for backstabs alongside a military-issue bow.'," calcext:value-type="string">
            <text:p>description:'A common thief and pitiful deserter. Wields a dagger intended for backstabs alongside a military-issue bow.',</text:p>
          </table:table-cell>
          <table:table-cell table:style-name="ce3" table:formula="of:=[.$A16]&amp;&quot;:&quot;&amp;&quot;'&quot;&amp;[.G16]&amp;&quot;'&quot;&amp;&quot;,&quot;" office:value-type="string" office:string-value="description:'An assassin who stalks their prey from the shadows. Favors sorceries in addition to thrusting swords.'," calcext:value-type="string">
            <text:p>description:'An assassin who stalks their prey from the shadows. Favors sorceries in addition to thrusting swords.',</text:p>
          </table:table-cell>
          <table:table-cell table:style-name="ce3" table:formula="of:=[.$A16]&amp;&quot;:&quot;&amp;&quot;'&quot;&amp;[.H16]&amp;&quot;'&quot;&amp;&quot;,&quot;" office:value-type="string" office:string-value="description:'A loner who left formal academia to pursue further research- Commands soul sorceries using high intelligence. '," calcext:value-type="string">
            <text:p>description:'A loner who left formal academia to pursue further research- Commands soul sorceries using high intelligence. ',</text:p>
          </table:table-cell>
          <table:table-cell table:style-name="ce3" table:formula="of:=[.$A16]&amp;&quot;:&quot;&amp;&quot;'&quot;&amp;[.I16]&amp;&quot;'&quot;&amp;&quot;,&quot;" office:value-type="string" office:string-value="description:'A pyromancer from a remote region who manipulates flame. Also an adept close combat warrior who wields a hand axe.'," calcext:value-type="string">
            <text:p>description:'A pyromancer from a remote region who manipulates flame. Also an adept close combat warrior who wields a hand axe.',</text:p>
          </table:table-cell>
          <table:table-cell table:style-name="ce3" table:formula="of:=[.$A16]&amp;&quot;:&quot;&amp;&quot;'&quot;&amp;[.J16]&amp;&quot;'&quot;&amp;&quot;,&quot;" office:value-type="string" office:string-value="description:'A traveling cleric who collapsed from exhaustion. Channels high faith to cast many and varied miracles.'," calcext:value-type="string">
            <text:p>description:'A traveling cleric who collapsed from exhaustion. Channels high faith to cast many and varied miracles.',</text:p>
          </table:table-cell>
          <table:table-cell table:style-name="ce3" table:formula="of:=[.$A16]&amp;&quot;:&quot;&amp;&quot;'&quot;&amp;[.K16]&amp;&quot;'&quot;&amp;&quot;,&quot;" office:value-type="string" office:string-value="description:'Naked and of unknown origin. Either an unfathomable fool in life, or was stripped of possessions upon burial.'," calcext:value-type="string">
            <text:p>description:'Naked and of unknown origin. Either an unfathomable fool in life, or was stripped of possessions upon burial.',</text:p>
          </table:table-cell>
          <table:table-cell table:style-name="ce3"/>
        </table:table-row>
        <table:table-row table:style-name="ro6">
          <table:table-cell table:formula="of:=[.$A17]&amp;&quot;:&quot;&amp;&quot;'&quot;&amp;[.B17]&amp;&quot;'&quot;&amp;&quot;,&quot;" office:value-type="string" office:string-value="startingstuff:'Long Sword and Knight Shield'," calcext:value-type="string">
            <text:p>startingstuff:'Long Sword and Knight Shield',</text:p>
          </table:table-cell>
          <table:table-cell table:style-name="ce3" table:formula="of:=[.$A17]&amp;&quot;:&quot;&amp;&quot;'&quot;&amp;[.C17]&amp;&quot;'&quot;&amp;&quot;,&quot;" office:value-type="string" office:string-value="startingstuff:'Sellsword Twinblades And Wooden Shield'," calcext:value-type="string">
            <text:p>startingstuff:'Sellsword Twinblades And Wooden Shield',</text:p>
          </table:table-cell>
          <table:table-cell table:style-name="ce3" table:formula="of:=[.$A17]&amp;&quot;:&quot;&amp;&quot;'&quot;&amp;[.D17]&amp;&quot;'&quot;&amp;&quot;,&quot;" office:value-type="string" office:string-value="startingstuff:'Battle Axe and Round Shield'," calcext:value-type="string">
            <text:p>startingstuff:'Battle Axe and Round Shield',</text:p>
          </table:table-cell>
          <table:table-cell table:style-name="ce3" table:formula="of:=[.$A17]&amp;&quot;:&quot;&amp;&quot;'&quot;&amp;[.E17]&amp;&quot;'&quot;&amp;&quot;,&quot;" office:value-type="string" office:string-value="startingstuff:'Spear, Kite Shield and  Talisman'," calcext:value-type="string">
            <text:p>startingstuff:'Spear, Kite Shield and <text:s/>Talisman',</text:p>
          </table:table-cell>
          <table:table-cell table:style-name="ce3" table:formula="of:=[.$A17]&amp;&quot;:&quot;&amp;&quot;'&quot;&amp;[.F17]&amp;&quot;'&quot;&amp;&quot;,&quot;" office:value-type="string" office:string-value="startingstuff:'    Bandit's Knife, Iron Round Shield and Short Bow'," calcext:value-type="string">
            <text:p>startingstuff:' <text:s text:c="3"/>Bandit's Knife, Iron Round Shield and Short Bow',</text:p>
          </table:table-cell>
          <table:table-cell table:style-name="ce3" table:formula="of:=[.$A17]&amp;&quot;:&quot;&amp;&quot;'&quot;&amp;[.G17]&amp;&quot;'&quot;&amp;&quot;,&quot;" office:value-type="string" office:string-value="startingstuff:'    Estoc, Target Shield&#10;And Sorcerer's Staff'," calcext:value-type="string">
            <text:p>startingstuff:'    Estoc, Target Shield</text:p>
            <text:p>And Sorcerer's Staff',</text:p>
          </table:table-cell>
          <table:table-cell table:style-name="ce3" table:formula="of:=[.$A17]&amp;&quot;:&quot;&amp;&quot;'&quot;&amp;[.H17]&amp;&quot;'&quot;&amp;&quot;,&quot;" office:value-type="string" office:string-value="startingstuff:' Mail Breaker,&#10;Sorcerer's Staff and Leather Shield'," calcext:value-type="string">
            <text:p>startingstuff:' Mail Breaker,</text:p>
            <text:p>Sorcerer's Staff and Leather Shield',</text:p>
          </table:table-cell>
          <table:table-cell table:style-name="ce3" table:formula="of:=[.$A17]&amp;&quot;:&quot;&amp;&quot;'&quot;&amp;[.I17]&amp;&quot;'&quot;&amp;&quot;,&quot;" office:value-type="string" office:string-value="startingstuff:'    Hand Axe, Caduceus Round Shield and Pyromancy Flame'," calcext:value-type="string">
            <text:p>startingstuff:' <text:s text:c="3"/>Hand Axe, Caduceus Round Shield and Pyromancy Flame',</text:p>
          </table:table-cell>
          <table:table-cell table:style-name="ce3" table:formula="of:=[.$A17]&amp;&quot;:&quot;&amp;&quot;'&quot;&amp;[.J17]&amp;&quot;'&quot;&amp;&quot;,&quot;" office:value-type="string" office:string-value="startingstuff:'    Mace,&#10;    Cleric's Sacred Chime and Blue Wooden Shield'," calcext:value-type="string">
            <text:p>startingstuff:'    Mace,</text:p>
            <text:p>    Cleric's Sacred Chime and Blue Wooden Shield',</text:p>
          </table:table-cell>
          <table:table-cell table:style-name="ce3" table:formula="of:=[.$A17]&amp;&quot;:&quot;&amp;&quot;'&quot;&amp;[.K17]&amp;&quot;'&quot;&amp;&quot;,&quot;" office:value-type="string" office:string-value="startingstuff:'Club and Plank Shield'," calcext:value-type="string">
            <text:p>startingstuff:'Club and Plank Shield',</text:p>
          </table:table-cell>
          <table:table-cell table:style-name="ce3"/>
        </table:table-row>
        <table:table-row table:style-name="ro7">
          <table:table-cell table:formula="of:=[.$A18]&amp;&quot;:&quot;&amp;&quot;'&quot;&amp;[.B18]&amp;&quot;'&quot;&amp;&quot;,&quot;" office:value-type="string" office:string-value="avatar:'https://darksouls.fandom.com/wiki/File:11836746_915985005141211_1968398882174124536_n.jpg'," calcext:value-type="string">
            <text:p>avatar:'https://darksouls.fandom.com/wiki/File:11836746_915985005141211_1968398882174124536_n.jpg',</text:p>
          </table:table-cell>
          <table:table-cell table:style-name="ce3" table:formula="of:=[.$A18]&amp;&quot;:&quot;&amp;&quot;'&quot;&amp;[.C18]&amp;&quot;'&quot;&amp;&quot;,&quot;" office:value-type="string" office:string-value="avatar:'https://darksouls.fandom.com/wiki/File:BDB54076-4E92-4707-A5C8-B7635E19880D.jpeg'," calcext:value-type="string">
            <text:p>avatar:'https://darksouls.fandom.com/wiki/File:BDB54076-4E92-4707-A5C8-B7635E19880D.jpeg',</text:p>
          </table:table-cell>
          <table:table-cell table:style-name="ce3" table:formula="of:=[.$A18]&amp;&quot;:&quot;&amp;&quot;'&quot;&amp;[.D18]&amp;&quot;'&quot;&amp;&quot;,&quot;" office:value-type="string" office:string-value="avatar:'https://darksouls.fandom.com/wiki/File:3D3DB224-9AB5-4251-9748-0E9780FB92E8.jpeg'," calcext:value-type="string">
            <text:p>avatar:'https://darksouls.fandom.com/wiki/File:3D3DB224-9AB5-4251-9748-0E9780FB92E8.jpeg',</text:p>
          </table:table-cell>
          <table:table-cell table:style-name="ce3" table:formula="of:=[.$A18]&amp;&quot;:&quot;&amp;&quot;'&quot;&amp;[.E18]&amp;&quot;'&quot;&amp;&quot;,&quot;" office:value-type="string" office:string-value="avatar:'https://darksouls.fandom.com/wiki/File:97B5512A-2A35-4A6C-A2EC-83F90318DC01.jpeg'," calcext:value-type="string">
            <text:p>avatar:'https://darksouls.fandom.com/wiki/File:97B5512A-2A35-4A6C-A2EC-83F90318DC01.jpeg',</text:p>
          </table:table-cell>
          <table:table-cell table:style-name="ce3" table:formula="of:=[.$A18]&amp;&quot;:&quot;&amp;&quot;'&quot;&amp;[.F18]&amp;&quot;'&quot;&amp;&quot;,&quot;" office:value-type="string" office:string-value="avatar:'https://darksouls.fandom.com/wiki/File:FD244946-B67A-4F71-B0D2-63447D08CEFD.jpeg'," calcext:value-type="string">
            <text:p>avatar:'https://darksouls.fandom.com/wiki/File:FD244946-B67A-4F71-B0D2-63447D08CEFD.jpeg',</text:p>
          </table:table-cell>
          <table:table-cell table:style-name="ce3" table:formula="of:=[.$A18]&amp;&quot;:&quot;&amp;&quot;'&quot;&amp;[.G18]&amp;&quot;'&quot;&amp;&quot;,&quot;" office:value-type="string" office:string-value="avatar:'https://darksouls.fandom.com/wiki/File:EDB17F97-EA53-4432-81AD-9F73C6CC1CDD.jpeg'," calcext:value-type="string">
            <text:p>avatar:'https://darksouls.fandom.com/wiki/File:EDB17F97-EA53-4432-81AD-9F73C6CC1CDD.jpeg',</text:p>
          </table:table-cell>
          <table:table-cell table:style-name="ce3" table:formula="of:=[.$A18]&amp;&quot;:&quot;&amp;&quot;'&quot;&amp;[.H18]&amp;&quot;'&quot;&amp;&quot;,&quot;" office:value-type="string" office:string-value="avatar:'https://darksouls.fandom.com/wiki/File:Sorcererjpg-0d8431.jpg'," calcext:value-type="string">
            <text:p>avatar:'https://darksouls.fandom.com/wiki/File:Sorcererjpg-0d8431.jpg',</text:p>
          </table:table-cell>
          <table:table-cell table:style-name="ce3" table:formula="of:=[.$A18]&amp;&quot;:&quot;&amp;&quot;'&quot;&amp;[.I18]&amp;&quot;'&quot;&amp;&quot;,&quot;" office:value-type="string" office:string-value="avatar:'https://darksouls.fandom.com/wiki/File:Pyromancerjpg-19d26a.jpg'," calcext:value-type="string">
            <text:p>avatar:'https://darksouls.fandom.com/wiki/File:Pyromancerjpg-19d26a.jpg',</text:p>
          </table:table-cell>
          <table:table-cell table:style-name="ce3" table:formula="of:=[.$A18]&amp;&quot;:&quot;&amp;&quot;'&quot;&amp;[.J18]&amp;&quot;'&quot;&amp;&quot;,&quot;" office:value-type="string" office:string-value="avatar:'https://darksouls.fandom.com/wiki/File:ClericDkS3.jpg'," calcext:value-type="string">
            <text:p>avatar:'https://darksouls.fandom.com/wiki/File:ClericDkS3.jpg',</text:p>
          </table:table-cell>
          <table:table-cell table:style-name="ce3" table:formula="of:=[.$A18]&amp;&quot;:&quot;&amp;&quot;'&quot;&amp;[.K18]&amp;&quot;'&quot;&amp;&quot;,&quot;" office:value-type="string" office:string-value="avatar:'https://darksouls.fandom.com/wiki/File:Deprivedjpg-c74d28.jpg'," calcext:value-type="string">
            <text:p>avatar:'https://darksouls.fandom.com/wiki/File:Deprivedjpg-c74d28.jpg',</text:p>
          </table:table-cell>
          <table:table-cell/>
        </table:table-row>
        <table:table-row table:style-name="ro1">
          <table:table-cell table:formula="of:=[.$A19]&amp;&quot;:&quot;&amp;[.B19]&amp;&quot;,&quot;" office:value-type="string" office:string-value="level :9," calcext:value-type="string">
            <text:p>level :9,</text:p>
          </table:table-cell>
          <table:table-cell table:style-name="ce3" table:formula="of:=[.$A19]&amp;&quot;:&quot;&amp;[.C19]&amp;&quot;,&quot;" office:value-type="string" office:string-value="level :8," calcext:value-type="string">
            <text:p>level :8,</text:p>
          </table:table-cell>
          <table:table-cell table:style-name="ce3" table:formula="of:=[.$A19]&amp;&quot;:&quot;&amp;[.D19]&amp;&quot;,&quot;" office:value-type="string" office:string-value="level :7," calcext:value-type="string">
            <text:p>level :7,</text:p>
          </table:table-cell>
          <table:table-cell table:style-name="ce3" table:formula="of:=[.$A19]&amp;&quot;:&quot;&amp;[.E19]&amp;&quot;,&quot;" office:value-type="string" office:string-value="level :9," calcext:value-type="string">
            <text:p>level :9,</text:p>
          </table:table-cell>
          <table:table-cell table:style-name="ce3" table:formula="of:=[.$A19]&amp;&quot;:&quot;&amp;[.F19]&amp;&quot;,&quot;" office:value-type="string" office:string-value="level :5," calcext:value-type="string">
            <text:p>level :5,</text:p>
          </table:table-cell>
          <table:table-cell table:style-name="ce3" table:formula="of:=[.$A19]&amp;&quot;:&quot;&amp;[.G19]&amp;&quot;,&quot;" office:value-type="string" office:string-value="level :10," calcext:value-type="string">
            <text:p>level :10,</text:p>
          </table:table-cell>
          <table:table-cell table:style-name="ce3" table:formula="of:=[.$A19]&amp;&quot;:&quot;&amp;[.H19]&amp;&quot;,&quot;" office:value-type="string" office:string-value="level :6," calcext:value-type="string">
            <text:p>level :6,</text:p>
          </table:table-cell>
          <table:table-cell table:style-name="ce3" table:formula="of:=[.$A19]&amp;&quot;:&quot;&amp;[.I19]&amp;&quot;,&quot;" office:value-type="string" office:string-value="level :8," calcext:value-type="string">
            <text:p>level :8,</text:p>
          </table:table-cell>
          <table:table-cell table:style-name="ce3" table:formula="of:=[.$A19]&amp;&quot;:&quot;&amp;[.J19]&amp;&quot;,&quot;" office:value-type="string" office:string-value="level :7," calcext:value-type="string">
            <text:p>level :7,</text:p>
          </table:table-cell>
          <table:table-cell table:style-name="ce3" table:formula="of:=[.$A19]&amp;&quot;:&quot;&amp;[.K19]&amp;&quot;,&quot;" office:value-type="string" office:string-value="level :1," calcext:value-type="string">
            <text:p>level :1,</text:p>
          </table:table-cell>
          <table:table-cell/>
        </table:table-row>
        <table:table-row table:style-name="ro1">
          <table:table-cell table:formula="of:=[.$A20]&amp;&quot;:&quot;&amp;[.B20]&amp;&quot;,&quot;" office:value-type="string" office:string-value="vigor:12," calcext:value-type="string">
            <text:p>vigor:12,</text:p>
          </table:table-cell>
          <table:table-cell table:style-name="ce3" table:formula="of:=[.$A20]&amp;&quot;:&quot;&amp;[.C20]&amp;&quot;,&quot;" office:value-type="string" office:string-value="vigor:11," calcext:value-type="string">
            <text:p>vigor:11,</text:p>
          </table:table-cell>
          <table:table-cell table:style-name="ce3" table:formula="of:=[.$A20]&amp;&quot;:&quot;&amp;[.D20]&amp;&quot;,&quot;" office:value-type="string" office:string-value="vigor:14," calcext:value-type="string">
            <text:p>vigor:14,</text:p>
          </table:table-cell>
          <table:table-cell table:style-name="ce3" table:formula="of:=[.$A20]&amp;&quot;:&quot;&amp;[.E20]&amp;&quot;,&quot;" office:value-type="string" office:string-value="vigor:12," calcext:value-type="string">
            <text:p>vigor:12,</text:p>
          </table:table-cell>
          <table:table-cell table:style-name="ce3" table:formula="of:=[.$A20]&amp;&quot;:&quot;&amp;[.F20]&amp;&quot;,&quot;" office:value-type="string" office:string-value="vigor:10," calcext:value-type="string">
            <text:p>vigor:10,</text:p>
          </table:table-cell>
          <table:table-cell table:style-name="ce3" table:formula="of:=[.$A20]&amp;&quot;:&quot;&amp;[.G20]&amp;&quot;,&quot;" office:value-type="string" office:string-value="vigor:10," calcext:value-type="string">
            <text:p>vigor:10,</text:p>
          </table:table-cell>
          <table:table-cell table:style-name="ce3" table:formula="of:=[.$A20]&amp;&quot;:&quot;&amp;[.H20]&amp;&quot;,&quot;" office:value-type="string" office:string-value="vigor:9," calcext:value-type="string">
            <text:p>vigor:9,</text:p>
          </table:table-cell>
          <table:table-cell table:style-name="ce3" table:formula="of:=[.$A20]&amp;&quot;:&quot;&amp;[.I20]&amp;&quot;,&quot;" office:value-type="string" office:string-value="vigor:11," calcext:value-type="string">
            <text:p>vigor:11,</text:p>
          </table:table-cell>
          <table:table-cell table:style-name="ce3" table:formula="of:=[.$A20]&amp;&quot;:&quot;&amp;[.J20]&amp;&quot;,&quot;" office:value-type="string" office:string-value="vigor:10," calcext:value-type="string">
            <text:p>vigor:10,</text:p>
          </table:table-cell>
          <table:table-cell table:style-name="ce3" table:formula="of:=[.$A20]&amp;&quot;:&quot;&amp;[.K20]&amp;&quot;,&quot;" office:value-type="string" office:string-value="vigor:10," calcext:value-type="string">
            <text:p>vigor:10,</text:p>
          </table:table-cell>
          <table:table-cell/>
        </table:table-row>
        <table:table-row table:style-name="ro4">
          <table:table-cell table:formula="of:=[.$A21]&amp;&quot;:&quot;&amp;[.B21]&amp;&quot;,&quot;" office:value-type="string" office:string-value="attunement:10," calcext:value-type="string">
            <text:p>attunement:10,</text:p>
          </table:table-cell>
          <table:table-cell table:style-name="ce3" table:formula="of:=[.$A21]&amp;&quot;:&quot;&amp;[.C21]&amp;&quot;,&quot;" office:value-type="string" office:string-value="attunement:12," calcext:value-type="string">
            <text:p>attunement:12,</text:p>
          </table:table-cell>
          <table:table-cell table:style-name="ce3" table:formula="of:=[.$A21]&amp;&quot;:&quot;&amp;[.D21]&amp;&quot;,&quot;" office:value-type="string" office:string-value="attunement:6," calcext:value-type="string">
            <text:p>attunement:6,</text:p>
          </table:table-cell>
          <table:table-cell table:style-name="ce3" table:formula="of:=[.$A21]&amp;&quot;:&quot;&amp;[.E21]&amp;&quot;,&quot;" office:value-type="string" office:string-value="attunement:10," calcext:value-type="string">
            <text:p>attunement:10,</text:p>
          </table:table-cell>
          <table:table-cell table:style-name="ce3" table:formula="of:=[.$A21]&amp;&quot;:&quot;&amp;[.F21]&amp;&quot;,&quot;" office:value-type="string" office:string-value="attunement:11," calcext:value-type="string">
            <text:p>attunement:11,</text:p>
          </table:table-cell>
          <table:table-cell table:style-name="ce3" table:formula="of:=[.$A21]&amp;&quot;:&quot;&amp;[.G21]&amp;&quot;,&quot;" office:value-type="string" office:string-value="attunement:14," calcext:value-type="string">
            <text:p>attunement:14,</text:p>
          </table:table-cell>
          <table:table-cell table:style-name="ce3" table:formula="of:=[.$A21]&amp;&quot;:&quot;&amp;[.H21]&amp;&quot;,&quot;" office:value-type="string" office:string-value="attunement:16," calcext:value-type="string">
            <text:p>attunement:16,</text:p>
          </table:table-cell>
          <table:table-cell table:style-name="ce3" table:formula="of:=[.$A21]&amp;&quot;:&quot;&amp;[.I21]&amp;&quot;,&quot;" office:value-type="string" office:string-value="attunement:12," calcext:value-type="string">
            <text:p>attunement:12,</text:p>
          </table:table-cell>
          <table:table-cell table:style-name="ce3" table:formula="of:=[.$A21]&amp;&quot;:&quot;&amp;[.J21]&amp;&quot;,&quot;" office:value-type="string" office:string-value="attunement:14," calcext:value-type="string">
            <text:p>attunement:14,</text:p>
          </table:table-cell>
          <table:table-cell table:style-name="ce3" table:formula="of:=[.$A21]&amp;&quot;:&quot;&amp;[.K21]&amp;&quot;,&quot;" office:value-type="string" office:string-value="attunement:10," calcext:value-type="string">
            <text:p>attunement:10,</text:p>
          </table:table-cell>
          <table:table-cell/>
        </table:table-row>
        <table:table-row table:style-name="ro1">
          <table:table-cell table:formula="of:=[.$A22]&amp;&quot;:&quot;&amp;[.B22]&amp;&quot;,&quot;" office:value-type="string" office:string-value="endurance:11," calcext:value-type="string">
            <text:p>endurance:11,</text:p>
          </table:table-cell>
          <table:table-cell table:style-name="ce3" table:formula="of:=[.$A22]&amp;&quot;:&quot;&amp;[.C22]&amp;&quot;,&quot;" office:value-type="string" office:string-value="endurance:11," calcext:value-type="string">
            <text:p>endurance:11,</text:p>
          </table:table-cell>
          <table:table-cell table:style-name="ce3" table:formula="of:=[.$A22]&amp;&quot;:&quot;&amp;[.D22]&amp;&quot;,&quot;" office:value-type="string" office:string-value="endurance:12," calcext:value-type="string">
            <text:p>endurance:12,</text:p>
          </table:table-cell>
          <table:table-cell table:style-name="ce3" table:formula="of:=[.$A22]&amp;&quot;:&quot;&amp;[.E22]&amp;&quot;,&quot;" office:value-type="string" office:string-value="endurance:9," calcext:value-type="string">
            <text:p>endurance:9,</text:p>
          </table:table-cell>
          <table:table-cell table:style-name="ce3" table:formula="of:=[.$A22]&amp;&quot;:&quot;&amp;[.F22]&amp;&quot;,&quot;" office:value-type="string" office:string-value="endurance:10," calcext:value-type="string">
            <text:p>endurance:10,</text:p>
          </table:table-cell>
          <table:table-cell table:style-name="ce3" table:formula="of:=[.$A22]&amp;&quot;:&quot;&amp;[.G22]&amp;&quot;,&quot;" office:value-type="string" office:string-value="endurance:11," calcext:value-type="string">
            <text:p>endurance:11,</text:p>
          </table:table-cell>
          <table:table-cell table:style-name="ce3" table:formula="of:=[.$A22]&amp;&quot;:&quot;&amp;[.H22]&amp;&quot;,&quot;" office:value-type="string" office:string-value="endurance:9," calcext:value-type="string">
            <text:p>endurance:9,</text:p>
          </table:table-cell>
          <table:table-cell table:style-name="ce3" table:formula="of:=[.$A22]&amp;&quot;:&quot;&amp;[.I22]&amp;&quot;,&quot;" office:value-type="string" office:string-value="endurance:10," calcext:value-type="string">
            <text:p>endurance:10,</text:p>
          </table:table-cell>
          <table:table-cell table:style-name="ce3" table:formula="of:=[.$A22]&amp;&quot;:&quot;&amp;[.J22]&amp;&quot;,&quot;" office:value-type="string" office:string-value="endurance:9," calcext:value-type="string">
            <text:p>endurance:9,</text:p>
          </table:table-cell>
          <table:table-cell table:style-name="ce3" table:formula="of:=[.$A22]&amp;&quot;:&quot;&amp;[.K22]&amp;&quot;,&quot;" office:value-type="string" office:string-value="endurance:10," calcext:value-type="string">
            <text:p>endurance:10,</text:p>
          </table:table-cell>
          <table:table-cell/>
        </table:table-row>
        <table:table-row table:style-name="ro1">
          <table:table-cell table:formula="of:=[.$A23]&amp;&quot;:&quot;&amp;[.B23]&amp;&quot;,&quot;" office:value-type="string" office:string-value="vitality:15," calcext:value-type="string">
            <text:p>vitality:15,</text:p>
          </table:table-cell>
          <table:table-cell table:style-name="ce3" table:formula="of:=[.$A23]&amp;&quot;:&quot;&amp;[.C23]&amp;&quot;,&quot;" office:value-type="string" office:string-value="vitality:10," calcext:value-type="string">
            <text:p>vitality:10,</text:p>
          </table:table-cell>
          <table:table-cell table:style-name="ce3" table:formula="of:=[.$A23]&amp;&quot;:&quot;&amp;[.D23]&amp;&quot;,&quot;" office:value-type="string" office:string-value="vitality:11," calcext:value-type="string">
            <text:p>vitality:11,</text:p>
          </table:table-cell>
          <table:table-cell table:style-name="ce3" table:formula="of:=[.$A23]&amp;&quot;:&quot;&amp;[.E23]&amp;&quot;,&quot;" office:value-type="string" office:string-value="vitality:12," calcext:value-type="string">
            <text:p>vitality:12,</text:p>
          </table:table-cell>
          <table:table-cell table:style-name="ce3" table:formula="of:=[.$A23]&amp;&quot;:&quot;&amp;[.F23]&amp;&quot;,&quot;" office:value-type="string" office:string-value="vitality:9," calcext:value-type="string">
            <text:p>vitality:9,</text:p>
          </table:table-cell>
          <table:table-cell table:style-name="ce3" table:formula="of:=[.$A23]&amp;&quot;:&quot;&amp;[.G23]&amp;&quot;,&quot;" office:value-type="string" office:string-value="vitality:10," calcext:value-type="string">
            <text:p>vitality:10,</text:p>
          </table:table-cell>
          <table:table-cell table:style-name="ce3" table:formula="of:=[.$A23]&amp;&quot;:&quot;&amp;[.H23]&amp;&quot;,&quot;" office:value-type="string" office:string-value="vitality:7," calcext:value-type="string">
            <text:p>vitality:7,</text:p>
          </table:table-cell>
          <table:table-cell table:style-name="ce3" table:formula="of:=[.$A23]&amp;&quot;:&quot;&amp;[.I23]&amp;&quot;,&quot;" office:value-type="string" office:string-value="vitality:8," calcext:value-type="string">
            <text:p>vitality:8,</text:p>
          </table:table-cell>
          <table:table-cell table:style-name="ce3" table:formula="of:=[.$A23]&amp;&quot;:&quot;&amp;[.J23]&amp;&quot;,&quot;" office:value-type="string" office:string-value="vitality:7," calcext:value-type="string">
            <text:p>vitality:7,</text:p>
          </table:table-cell>
          <table:table-cell table:style-name="ce3" table:formula="of:=[.$A23]&amp;&quot;:&quot;&amp;[.K23]&amp;&quot;,&quot;" office:value-type="string" office:string-value="vitality:10," calcext:value-type="string">
            <text:p>vitality:10,</text:p>
          </table:table-cell>
          <table:table-cell/>
        </table:table-row>
        <table:table-row table:style-name="ro1">
          <table:table-cell table:formula="of:=[.$A24]&amp;&quot;:&quot;&amp;[.B24]&amp;&quot;,&quot;" office:value-type="string" office:string-value="strenght:13," calcext:value-type="string">
            <text:p>strenght:13,</text:p>
          </table:table-cell>
          <table:table-cell table:style-name="ce3" table:formula="of:=[.$A24]&amp;&quot;:&quot;&amp;[.C24]&amp;&quot;,&quot;" office:value-type="string" office:string-value="strenght:10," calcext:value-type="string">
            <text:p>strenght:10,</text:p>
          </table:table-cell>
          <table:table-cell table:style-name="ce3" table:formula="of:=[.$A24]&amp;&quot;:&quot;&amp;[.D24]&amp;&quot;,&quot;" office:value-type="string" office:string-value="strenght:16," calcext:value-type="string">
            <text:p>strenght:16,</text:p>
          </table:table-cell>
          <table:table-cell table:style-name="ce3" table:formula="of:=[.$A24]&amp;&quot;:&quot;&amp;[.E24]&amp;&quot;,&quot;" office:value-type="string" office:string-value="strenght:12," calcext:value-type="string">
            <text:p>strenght:12,</text:p>
          </table:table-cell>
          <table:table-cell table:style-name="ce3" table:formula="of:=[.$A24]&amp;&quot;:&quot;&amp;[.F24]&amp;&quot;,&quot;" office:value-type="string" office:string-value="strenght:9," calcext:value-type="string">
            <text:p>strenght:9,</text:p>
          </table:table-cell>
          <table:table-cell table:style-name="ce3" table:formula="of:=[.$A24]&amp;&quot;:&quot;&amp;[.G24]&amp;&quot;,&quot;" office:value-type="string" office:string-value="strenght:10," calcext:value-type="string">
            <text:p>strenght:10,</text:p>
          </table:table-cell>
          <table:table-cell table:style-name="ce3" table:formula="of:=[.$A24]&amp;&quot;:&quot;&amp;[.H24]&amp;&quot;,&quot;" office:value-type="string" office:string-value="strenght:7," calcext:value-type="string">
            <text:p>strenght:7,</text:p>
          </table:table-cell>
          <table:table-cell table:style-name="ce3" table:formula="of:=[.$A24]&amp;&quot;:&quot;&amp;[.I24]&amp;&quot;,&quot;" office:value-type="string" office:string-value="strenght:12," calcext:value-type="string">
            <text:p>strenght:12,</text:p>
          </table:table-cell>
          <table:table-cell table:style-name="ce3" table:formula="of:=[.$A24]&amp;&quot;:&quot;&amp;[.J24]&amp;&quot;,&quot;" office:value-type="string" office:string-value="strenght:12," calcext:value-type="string">
            <text:p>strenght:12,</text:p>
          </table:table-cell>
          <table:table-cell table:style-name="ce3" table:formula="of:=[.$A24]&amp;&quot;:&quot;&amp;[.K24]&amp;&quot;,&quot;" office:value-type="string" office:string-value="strenght:10," calcext:value-type="string">
            <text:p>strenght:10,</text:p>
          </table:table-cell>
          <table:table-cell/>
        </table:table-row>
        <table:table-row table:style-name="ro1">
          <table:table-cell table:formula="of:=[.$A25]&amp;&quot;:&quot;&amp;[.B25]&amp;&quot;,&quot;" office:value-type="string" office:string-value="dexterity:12," calcext:value-type="string">
            <text:p>dexterity:12,</text:p>
          </table:table-cell>
          <table:table-cell table:style-name="ce3" table:formula="of:=[.$A25]&amp;&quot;:&quot;&amp;[.C25]&amp;&quot;,&quot;" office:value-type="string" office:string-value="dexterity:16," calcext:value-type="string">
            <text:p>dexterity:16,</text:p>
          </table:table-cell>
          <table:table-cell table:style-name="ce3" table:formula="of:=[.$A25]&amp;&quot;:&quot;&amp;[.D25]&amp;&quot;,&quot;" office:value-type="string" office:string-value="dexterity:9," calcext:value-type="string">
            <text:p>dexterity:9,</text:p>
          </table:table-cell>
          <table:table-cell table:style-name="ce3" table:formula="of:=[.$A25]&amp;&quot;:&quot;&amp;[.E25]&amp;&quot;,&quot;" office:value-type="string" office:string-value="dexterity:11," calcext:value-type="string">
            <text:p>dexterity:11,</text:p>
          </table:table-cell>
          <table:table-cell table:style-name="ce3" table:formula="of:=[.$A25]&amp;&quot;:&quot;&amp;[.F25]&amp;&quot;,&quot;" office:value-type="string" office:string-value="dexterity:13," calcext:value-type="string">
            <text:p>dexterity:13,</text:p>
          </table:table-cell>
          <table:table-cell table:style-name="ce3" table:formula="of:=[.$A25]&amp;&quot;:&quot;&amp;[.G25]&amp;&quot;,&quot;" office:value-type="string" office:string-value="dexterity:14," calcext:value-type="string">
            <text:p>dexterity:14,</text:p>
          </table:table-cell>
          <table:table-cell table:style-name="ce3" table:formula="of:=[.$A25]&amp;&quot;:&quot;&amp;[.H25]&amp;&quot;,&quot;" office:value-type="string" office:string-value="dexterity:12," calcext:value-type="string">
            <text:p>dexterity:12,</text:p>
          </table:table-cell>
          <table:table-cell table:style-name="ce3" table:formula="of:=[.$A25]&amp;&quot;:&quot;&amp;[.I25]&amp;&quot;,&quot;" office:value-type="string" office:string-value="dexterity:9," calcext:value-type="string">
            <text:p>dexterity:9,</text:p>
          </table:table-cell>
          <table:table-cell table:style-name="ce3" table:formula="of:=[.$A25]&amp;&quot;:&quot;&amp;[.J25]&amp;&quot;,&quot;" office:value-type="string" office:string-value="dexterity:8," calcext:value-type="string">
            <text:p>dexterity:8,</text:p>
          </table:table-cell>
          <table:table-cell table:style-name="ce3" table:formula="of:=[.$A25]&amp;&quot;:&quot;&amp;[.K25]&amp;&quot;,&quot;" office:value-type="string" office:string-value="dexterity:10," calcext:value-type="string">
            <text:p>dexterity:10,</text:p>
          </table:table-cell>
          <table:table-cell/>
        </table:table-row>
        <table:table-row table:style-name="ro4">
          <table:table-cell table:formula="of:=[.$A26]&amp;&quot;:&quot;&amp;[.B26]&amp;&quot;,&quot;" office:value-type="string" office:string-value="intelligence:9," calcext:value-type="string">
            <text:p>intelligence:9,</text:p>
          </table:table-cell>
          <table:table-cell table:style-name="ce3" table:formula="of:=[.$A26]&amp;&quot;:&quot;&amp;[.C26]&amp;&quot;,&quot;" office:value-type="string" office:string-value="intelligence:10," calcext:value-type="string">
            <text:p>intelligence:10,</text:p>
          </table:table-cell>
          <table:table-cell table:style-name="ce3" table:formula="of:=[.$A26]&amp;&quot;:&quot;&amp;[.D26]&amp;&quot;,&quot;" office:value-type="string" office:string-value="intelligence:8," calcext:value-type="string">
            <text:p>intelligence:8,</text:p>
          </table:table-cell>
          <table:table-cell table:style-name="ce3" table:formula="of:=[.$A26]&amp;&quot;:&quot;&amp;[.E26]&amp;&quot;,&quot;" office:value-type="string" office:string-value="intelligence:8," calcext:value-type="string">
            <text:p>intelligence:8,</text:p>
          </table:table-cell>
          <table:table-cell table:style-name="ce3" table:formula="of:=[.$A26]&amp;&quot;:&quot;&amp;[.F26]&amp;&quot;,&quot;" office:value-type="string" office:string-value="intelligence:10," calcext:value-type="string">
            <text:p>intelligence:10,</text:p>
          </table:table-cell>
          <table:table-cell table:style-name="ce3" table:formula="of:=[.$A26]&amp;&quot;:&quot;&amp;[.G26]&amp;&quot;,&quot;" office:value-type="string" office:string-value="intelligence:11," calcext:value-type="string">
            <text:p>intelligence:11,</text:p>
          </table:table-cell>
          <table:table-cell table:style-name="ce3" table:formula="of:=[.$A26]&amp;&quot;:&quot;&amp;[.H26]&amp;&quot;,&quot;" office:value-type="string" office:string-value="intelligence:16," calcext:value-type="string">
            <text:p>intelligence:16,</text:p>
          </table:table-cell>
          <table:table-cell table:style-name="ce3" table:formula="of:=[.$A26]&amp;&quot;:&quot;&amp;[.I26]&amp;&quot;,&quot;" office:value-type="string" office:string-value="intelligence:14," calcext:value-type="string">
            <text:p>intelligence:14,</text:p>
          </table:table-cell>
          <table:table-cell table:style-name="ce3" table:formula="of:=[.$A26]&amp;&quot;:&quot;&amp;[.J26]&amp;&quot;,&quot;" office:value-type="string" office:string-value="intelligence:7," calcext:value-type="string">
            <text:p>intelligence:7,</text:p>
          </table:table-cell>
          <table:table-cell table:style-name="ce3" table:formula="of:=[.$A26]&amp;&quot;:&quot;&amp;[.K26]&amp;&quot;,&quot;" office:value-type="string" office:string-value="intelligence:10," calcext:value-type="string">
            <text:p>intelligence:10,</text:p>
          </table:table-cell>
          <table:table-cell/>
        </table:table-row>
        <table:table-row table:style-name="ro1">
          <table:table-cell table:formula="of:=[.$A27]&amp;&quot;:&quot;&amp;[.B27]&amp;&quot;,&quot;" office:value-type="string" office:string-value="faith:9," calcext:value-type="string">
            <text:p>faith:9,</text:p>
          </table:table-cell>
          <table:table-cell table:style-name="ce3" table:formula="of:=[.$A27]&amp;&quot;:&quot;&amp;[.C27]&amp;&quot;,&quot;" office:value-type="string" office:string-value="faith:8," calcext:value-type="string">
            <text:p>faith:8,</text:p>
          </table:table-cell>
          <table:table-cell table:style-name="ce3" table:formula="of:=[.$A27]&amp;&quot;:&quot;&amp;[.D27]&amp;&quot;,&quot;" office:value-type="string" office:string-value="faith:9," calcext:value-type="string">
            <text:p>faith:9,</text:p>
          </table:table-cell>
          <table:table-cell table:style-name="ce3" table:formula="of:=[.$A27]&amp;&quot;:&quot;&amp;[.E27]&amp;&quot;,&quot;" office:value-type="string" office:string-value="faith:13," calcext:value-type="string">
            <text:p>faith:13,</text:p>
          </table:table-cell>
          <table:table-cell table:style-name="ce3" table:formula="of:=[.$A27]&amp;&quot;:&quot;&amp;[.F27]&amp;&quot;,&quot;" office:value-type="string" office:string-value="faith:8," calcext:value-type="string">
            <text:p>faith:8,</text:p>
          </table:table-cell>
          <table:table-cell table:style-name="ce3" table:formula="of:=[.$A27]&amp;&quot;:&quot;&amp;[.G27]&amp;&quot;,&quot;" office:value-type="string" office:string-value="faith:9," calcext:value-type="string">
            <text:p>faith:9,</text:p>
          </table:table-cell>
          <table:table-cell table:style-name="ce3" table:formula="of:=[.$A27]&amp;&quot;:&quot;&amp;[.H27]&amp;&quot;,&quot;" office:value-type="string" office:string-value="faith:7," calcext:value-type="string">
            <text:p>faith:7,</text:p>
          </table:table-cell>
          <table:table-cell table:style-name="ce3" table:formula="of:=[.$A27]&amp;&quot;:&quot;&amp;[.I27]&amp;&quot;,&quot;" office:value-type="string" office:string-value="faith:14," calcext:value-type="string">
            <text:p>faith:14,</text:p>
          </table:table-cell>
          <table:table-cell table:style-name="ce3" table:formula="of:=[.$A27]&amp;&quot;:&quot;&amp;[.J27]&amp;&quot;,&quot;" office:value-type="string" office:string-value="faith:16," calcext:value-type="string">
            <text:p>faith:16,</text:p>
          </table:table-cell>
          <table:table-cell table:style-name="ce3" table:formula="of:=[.$A27]&amp;&quot;:&quot;&amp;[.K27]&amp;&quot;,&quot;" office:value-type="string" office:string-value="faith:10," calcext:value-type="string">
            <text:p>faith:10,</text:p>
          </table:table-cell>
          <table:table-cell/>
        </table:table-row>
        <table:table-row table:style-name="ro1">
          <table:table-cell table:formula="of:=[.$A28]&amp;&quot;:&quot;&amp;[.B28]&amp;&quot;,&quot;" office:value-type="string" office:string-value="luck  :7," calcext:value-type="string">
            <text:p>luck <text:s/>:7,</text:p>
          </table:table-cell>
          <table:table-cell table:style-name="ce3" table:formula="of:=[.$A28]&amp;&quot;:&quot;&amp;[.C28]&amp;&quot;,&quot;" office:value-type="string" office:string-value="luck  :9," calcext:value-type="string">
            <text:p>luck <text:s/>:9,</text:p>
          </table:table-cell>
          <table:table-cell table:style-name="ce3" table:formula="of:=[.$A28]&amp;&quot;:&quot;&amp;[.D28]&amp;&quot;,&quot;" office:value-type="string" office:string-value="luck  :11," calcext:value-type="string">
            <text:p>luck <text:s/>:11,</text:p>
          </table:table-cell>
          <table:table-cell table:style-name="ce3" table:formula="of:=[.$A28]&amp;&quot;:&quot;&amp;[.E28]&amp;&quot;,&quot;" office:value-type="string" office:string-value="luck  :11," calcext:value-type="string">
            <text:p>luck <text:s/>:11,</text:p>
          </table:table-cell>
          <table:table-cell table:style-name="ce3" table:formula="of:=[.$A28]&amp;&quot;:&quot;&amp;[.F28]&amp;&quot;,&quot;" office:value-type="string" office:string-value="luck  :14," calcext:value-type="string">
            <text:p>luck <text:s/>:14,</text:p>
          </table:table-cell>
          <table:table-cell table:style-name="ce3" table:formula="of:=[.$A28]&amp;&quot;:&quot;&amp;[.G28]&amp;&quot;,&quot;" office:value-type="string" office:string-value="luck  :10," calcext:value-type="string">
            <text:p>luck <text:s/>:10,</text:p>
          </table:table-cell>
          <table:table-cell table:style-name="ce3" table:formula="of:=[.$A28]&amp;&quot;:&quot;&amp;[.H28]&amp;&quot;,&quot;" office:value-type="string" office:string-value="luck  :12," calcext:value-type="string">
            <text:p>luck <text:s/>:12,</text:p>
          </table:table-cell>
          <table:table-cell table:style-name="ce3" table:formula="of:=[.$A28]&amp;&quot;:&quot;&amp;[.I28]&amp;&quot;,&quot;" office:value-type="string" office:string-value="luck  :7," calcext:value-type="string">
            <text:p>luck <text:s/>:7,</text:p>
          </table:table-cell>
          <table:table-cell table:style-name="ce3" table:formula="of:=[.$A28]&amp;&quot;:&quot;&amp;[.J28]&amp;&quot;,&quot;" office:value-type="string" office:string-value="luck  :13," calcext:value-type="string">
            <text:p>luck <text:s/>:13,</text:p>
          </table:table-cell>
          <table:table-cell table:style-name="ce3" table:formula="of:=[.$A28]&amp;&quot;:&quot;&amp;[.K28]&amp;&quot;,&quot;" office:value-type="string" office:string-value="luck  :10," calcext:value-type="string">
            <text:p>luck <text:s/>:10,</text:p>
          </table:table-cell>
          <table:table-cell/>
        </table:table-row>
        <table:table-row table:style-name="ro1" table:number-rows-repeated="1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1:58:19.560606248</meta:creation-date>
    <dc:date>2024-04-02T13:58:32.372744715</dc:date>
    <meta:editing-duration>PT1H18M1S</meta:editing-duration>
    <meta:editing-cycles>1</meta:editing-cycles>
    <meta:document-statistic meta:table-count="1" meta:cell-count="415" meta:object-count="0"/>
    <meta:generator>LibreOffice/7.3.7.2$Linux_X86_64 LibreOffice_project/30$Build-2</meta:generator>
  </office:meta>
</office:document-meta>
</file>